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1728in" svg:y="0.3685in">
            <draw:object draw:notify-on-update-of-ranges="Sheet1.A1:Sheet1.A3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732in" svg:y="4.1413in">
            <draw:object draw:notify-on-update-of-ranges="Sheet1.B1:Sheet1.B3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1311in" svg:height="3.5429in" svg:x="6.1839in" svg:y="7.8319in">
            <draw:object draw:notify-on-update-of-ranges="Sheet1.E1:Sheet1.E9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8" calcext:value-type="float">
            <text:p>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44" calcext:value-type="float">
            <text:p>9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48" calcext:value-type="float">
            <text:p>9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973" calcext:value-type="float">
            <text:p>9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G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G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0:34:15.639963648</meta:creation-date>
    <dc:date>2024-11-27T00:53:58.122333904</dc:date>
    <meta:editing-duration>PT9M26S</meta:editing-duration>
    <meta:editing-cycles>1</meta:editing-cycles>
    <meta:document-statistic meta:table-count="1" meta:cell-count="2390" meta:object-count="3"/>
    <meta:generator>LibreOffice/24.8.2.1$Linux_X86_64 LibreOffice_project/4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5cm" svg:y="4.201cm" style:legend-expansion="high" chart:style-name="ch2"/>
        <chart:plot-area chart:style-name="ch3" table:cell-range-address="Sheet1.A1:Sheet1.A377" svg:x="0.32cm" svg:y="0.18cm" svg:width="13.095cm" svg:height="8.64cm">
          <chart:coordinate-region svg:x="1.145cm" svg:y="0.379cm" svg:width="12.27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377" chart:class="chart:bar">
            <chart:data-point chart:repeated="3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5cm" svg:y="4.201cm" style:legend-expansion="high" chart:style-name="ch2"/>
        <chart:plot-area chart:style-name="ch3" table:cell-range-address="Sheet1.B1:Sheet1.B377" svg:x="0.32cm" svg:y="0.18cm" svg:width="13.095cm" svg:height="8.64cm">
          <chart:coordinate-region svg:x="1.336cm" svg:y="0.379cm" svg:width="12.079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77" chart:class="chart:bar">
            <chart:data-point chart:repeated="3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3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354cm" svg:height="9cm" xlink:href=".." xlink:type="simple" chart:class="chart:bar" chart:style-name="ch1">
        <chart:legend chart:legend-position="end" svg:x="31.089cm" svg:y="4.201cm" style:legend-expansion="high" chart:style-name="ch2"/>
        <chart:plot-area chart:style-name="ch3" table:cell-range-address="Sheet1.E1:Sheet1.E962" svg:x="0.667cm" svg:y="0.18cm" svg:width="29.755cm" svg:height="8.64cm">
          <chart:coordinate-region svg:x="1.682cm" svg:y="0.379cm" svg:width="28.658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962" chart:class="chart:bar">
            <chart:data-point chart:repeated="9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:Sheet1.E9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